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4pt" fo:language="ru" fo:country="RU" style:font-size-asian="14pt" style:font-name-complex="Arial1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Arial1" fo:font-size="14pt" fo:language="ru" fo:country="RU" style:font-size-asian="14pt" style:font-name-complex="Arial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Arial1" fo:font-size="14pt" fo:language="ru" fo:country="RU" style:font-size-asian="14pt" style:font-name-complex="Arial1" style:font-size-complex="14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style:font-name="Arial1" fo:font-size="14pt" fo:language="ru" fo:country="RU" officeooo:rsid="001f7d9e" officeooo:paragraph-rsid="001f7d9e" style:font-size-asian="14pt" style:font-name-complex="Arial1" style:font-size-complex="14pt"/>
    </style:style>
    <style:style style:name="P7" style:family="paragraph" style:parent-style-name="Название_20_объекта">
      <style:paragraph-properties fo:break-before="page"/>
    </style:style>
    <style:style style:name="P8" style:family="paragraph" style:parent-style-name="Название_20_объекта">
      <style:text-properties fo:language="ru" fo:country="RU"/>
    </style:style>
    <style:style style:name="T1" style:family="text">
      <style:text-properties style:font-name="Arial1" fo:font-size="14pt" fo:language="ru" fo:country="RU" style:font-size-asian="14pt" style:font-name-complex="Arial1" style:font-size-complex="14pt"/>
    </style:style>
    <style:style style:name="T2" style:family="text">
      <style:text-properties style:font-name="Arial1" fo:font-size="16pt" fo:language="ru" fo:country="RU" fo:font-weight="bold" style:font-size-asian="16pt" style:font-weight-asian="bold" style:font-name-complex="Arial1" style:font-size-complex="16pt"/>
    </style:style>
    <style:style style:name="T3" style:family="text">
      <style:text-properties style:font-name="Arial1" fo:font-size="16pt" fo:language="ru" fo:country="RU" style:font-size-asian="16pt" style:font-name-complex="Arial1" style:font-size-complex="16pt"/>
    </style:style>
    <style:style style:name="T4" style:family="text">
      <style:text-properties style:font-name="Arial1" fo:font-size="14pt" style:font-size-asian="14pt" style:font-name-complex="Arial1" style:font-size-complex="14pt"/>
    </style:style>
    <style:style style:name="T5" style:family="text">
      <style:text-properties style:font-name="Arial1" fo:font-size="14pt" fo:language="ru" fo:country="RU" officeooo:rsid="001f7d9e" style:font-size-asian="14pt" style:font-name-complex="Arial1" style:font-size-complex="14pt"/>
    </style:style>
    <style:style style:name="T6" style:family="text">
      <style:text-properties style:font-name="Arial1" fo:font-size="14pt" fo:language="en" fo:country="US" officeooo:rsid="001f7d9e" style:font-size-asian="14pt" style:font-name-complex="Arial1" style:font-size-complex="14pt"/>
    </style:style>
    <style:style style:name="T7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</text:p>
      <text:p text:style-name="P1"/>
      <text:p text:style-name="P1"/>
      <text:p text:style-name="P1">Факультет программной инженерии и компьютерной техники<text:span text:style-name="T1"/></text:p>
      <text:p text:style-name="P1"/>
      <text:p text:style-name="P1"/>
      <text:p text:style-name="P1"/>
      <text:p text:style-name="P2"><text:span text:style-name="T2">Лабораторная работа №1</text:span></text:p>
      <text:p text:style-name="P2"><text:span text:style-name="T3">по «Алгоритмам и структурам данных»</text:span></text:p>
      <text:p text:style-name="P2"><text:span text:style-name="T1">Базовые задачи / </text:span><text:span text:style-name="T4">Timus</text:span></text:p>
      <text:p text:style-name="P3"/>
      <text:p text:style-name="P1"/>
      <text:p text:style-name="P1"/>
      <text:p text:style-name="P4">Выполнил:</text:p>
      <text:p text:style-name="P5"><text:span text:style-name="T1">Студент группы </text:span><text:span text:style-name="T4">P</text:span><text:span text:style-name="T1">32</text:span><text:span text:style-name="T5">1</text:span><text:span text:style-name="T6">5</text:span></text:p>
      <text:p text:style-name="P6">Снагин С.М.</text:p>
      <text:p text:style-name="P4"/>
      <text:p text:style-name="P5"><text:span text:style-name="T1">Преподаватели:</text:span></text:p>
      <text:p text:style-name="P4">Косяков М.С.</text:p>
      <text:p text:style-name="P4">Тараканов Д.С.</text:p>
      <text:p text:style-name="P3"/>
      <text:p text:style-name="P1"/>
      <text:p text:style-name="P2"><text:span text:style-name="T1">Санкт-Петербург</text:span></text:p>
      <text:p text:style-name="P2"><text:span text:style-name="T1">2026</text:span></text:p>
      <text:p text:style-name="P7"><text:span text:style-name="T7">Задача №</text:span>N<text:span text:style-name="T7"> «Название»</text:span></text:p>
      <text:p text:style-name="P8">Пояснение к примененному алгоритму:</text:p>
      <text:p text:style-name="Название_20_объекта">&lt;<text:span text:style-name="T7">Текст пояснения</text:span>&gt;</text:p>
      <text:p text:style-name="Название_20_объекта"/>
      <text:p text:style-name="Название_20_объекта"><text:span text:style-name="T7">Задача №</text:span>M<text:span text:style-name="T7"> «Название»</text:span></text:p>
      <text:p text:style-name="P8">Пояснение к примененному алгоритму:</text:p>
      <text:p text:style-name="Название_20_объекта"><text:span text:style-name="T7">&lt;Текст пояснения&gt;</text:span></text:p>
      <text:p text:style-name="P8"/>
      <text:p text:style-name="Название_20_объекта"><text:span text:style-name="T7">Задача №</text:span>K<text:span text:style-name="T7"> «Название»</text:span></text:p>
      <text:p text:style-name="P8">Пояснение к примененному алгоритму:</text:p>
      <text:p text:style-name="Название_20_объекта"><text:span text:style-name="T7">&lt;Текст пояснения&gt;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Заголовок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text:number-lines="false" text:line-number="0"/>
      <style:text-properties style:font-name="Arial1" fo:font-family="Arial" style:font-family-generic="swiss" style:font-pitch="variable" fo:font-size="12pt" style:font-size-asian="12pt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909in" fo:margin-bottom="0.5902in" fo:margin-left="0.9799in" fo:margin-right="0.7902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Windows User</meta:initial-creator>
    <meta:creation-date>2014-03-17T00:57:00</meta:creation-date>
    <dc:date>2026-02-20T21:00:53.748760700</dc:date>
    <meta:editing-cycles>10</meta:editing-cycles>
    <meta:editing-duration>PT11M2S</meta:editing-duration>
    <meta:generator>LibreOffice/25.2.7.2$Windows_X86_64 LibreOffice_project/5cbfd1ab6520636bb5f7b99185aa69bd7456825d</meta:generator>
    <meta:document-statistic meta:table-count="0" meta:image-count="0" meta:object-count="0" meta:page-count="2" meta:paragraph-count="22" meta:word-count="60" meta:character-count="464" meta:non-whitespace-character-count="426"/>
  </office:meta>
</office:document-meta>
</file>